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23318" officeooo:paragraph-rsid="0012331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23318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23318"/>
    </style:style>
    <style:style style:name="P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officeooo:rsid="00123318" style:font-size-asian="10.5pt" style:font-weight-asian="normal" style:font-size-complex="12pt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: Agenda de contactos</text:p>
      <text:p text:style-name="P2"/>
      <text:p text:style-name="P4">Casos de uso</text:p>
      <text:p text:style-name="P7"/>
      <text:p text:style-name="P3"/>
      <text:p text:style-name="P3">1. Insertar un contacto</text:p>
      <text:p text:style-name="P3"/>
      <text:p text:style-name="P3">Actor principal: Administrativo</text:p>
      <text:p text:style-name="P3"></text:p>
      <text:p text:style-name="P3">Objetivo en contexto: Añadir una nueva entrada a la lista de contactos para consultas posteriores</text:p>
      <text:p text:style-name="P3"></text:p>
      <text:p text:style-name="P3">Precondiciones: Ninguna</text:p>
      <text:p text:style-name="P3"></text:p>
      <text:p text:style-name="P3">Disparador: El administrativo decide añadir un nuevo contacto a la lista</text:p>
      <text:p text:style-name="P3"></text:p>
      <text:p text:style-name="P3">Escenario:</text:p>
      <text:p text:style-name="P3">1. Administrativo: ejecuta la aplicación</text:p>
      <text:p text:style-name="P3">2. Administrativo: desde el menú principal, elige la opción "Añadir un nuevo contacto"</text:p>
      <text:p text:style-name="P3">3. Administrativo: inserta los datos del nuevo contacto en el orden presentado por la aplicación</text:p>
      <text:p text:style-name="P3">4. Administrativo: termina de añadir los datos y se agrega a la lista</text:p>
      <text:p text:style-name="P3"></text:p>
      <text:p text:style-name="P3">Excepciones:</text:p>
      <text:p text:style-name="P3">3a. Puede elegir dejar vacío algunos de los campos (simplemente pulsa intro). El nombre completo es obligatorio (para poder consultarlo).</text:p>
      <text:p text:style-name="P3">4a. El usuario puede elegir tras ello dos opciones:</text:p>
      <text:list xml:id="list3728200534648731801" text:style-name="L2">
        <text:list-item>
          <text:p text:style-name="P6">Añadir otro contacto y volver a 3</text:p>
        </text:list-item>
      </text:list>
      <text:list xml:id="list1287407654901078015" text:style-name="L1">
        <text:list-item>
          <text:p text:style-name="P5"><text:span text:style-name="T1">Volver al menú principal</text:span></text:p>
        </text:list-item>
      </text:list>
      <text:p text:style-name="P3"></text:p>
      <text:p text:style-name="P3">Prioridad: Esencial, debe implementarse</text:p>
      <text:p text:style-name="P3"></text:p>
      <text:p text:style-name="P3">Cuando estará disponible:</text:p>
      <text:p text:style-name="P3"></text:p>
      <text:p text:style-name="P3">Frecuencia de uso: Varias veces al día</text:p>
      <text:p text:style-name="P3"></text:p>
      <text:p text:style-name="P3">Canal para el actor: terminal en modo texto</text:p>
      <text:p text:style-name="P3"/>
      <text:p text:style-name="P8"/>
      <text:p text:style-name="P3"/>
      <text:p text:style-name="P3">2. Modificar contacto</text:p>
      <text:p text:style-name="P3"/>
      <text:p text:style-name="P3">Actor principal: Administrativo</text:p>
      <text:p text:style-name="P3"/>
      <text:p text:style-name="P3">Objetivo en contexto: Permitir modificar campos de un contacto existente estén o no vacíos.</text:p>
      <text:p text:style-name="P3"/>
      <text:p text:style-name="P3">Precondiciones: Estar en modo "consultando un contacto"</text:p>
      <text:p text:style-name="P3"/>
      <text:p text:style-name="P3">Disparador: A.P. quiere modificar la información almacenada de un cliente existente.</text:p>
      <text:p text:style-name="P3"/>
      <text:p text:style-name="P3">Escenario: </text:p>
      <text:p text:style-name="P3">1. AP ha realizado el escenario del caso de uso "Buscar/consultar un contacto" y está en el punto 4).</text:p>
      <text:p text:style-name="P3">2. AP elige entre las opciones para procesar al contacto "modificar"</text:p>
      <text:p text:style-name="P3"><text:soft-page-break/>3. AP está en "selección de campo a modificar" selecciona un campo e introduce el nuevo valor.</text:p>
      <text:p text:style-name="P3">4. AP confirma el cambio y el programa regresa a "selección de campo a modificar".</text:p>
      <text:p text:style-name="P3">5. AP repite los pasos 3) y 4) o sale del menú volviendo a "Buscar/consultar un contacto" por 4).</text:p>
      <text:p text:style-name="P3"/>
      <text:p text:style-name="P3">Excepciones:</text:p>
      <text:p text:style-name="P3">3a. El valor introducido es inválido. En tal caso, se vuelve a pedir al usuario el valor</text:p>
      <text:p text:style-name="P3"/>
      <text:p text:style-name="P3">Prioridad: Esencial</text:p>
      <text:p text:style-name="P3"/>
      <text:p text:style-name="P3">Cuando estará disponible:</text:p>
      <text:p text:style-name="P3"/>
      <text:p text:style-name="P3">Frecuencia de uso: Bastantes veces a la semana.</text:p>
      <text:p text:style-name="P3"/>
      <text:p text:style-name="P3">Canal para el uso: terminal en modo tex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1-11T19:56:23.084046844</dc:date>
    <dc:creator>javier </dc:creator>
    <meta:editing-duration>P0D</meta:editing-duration>
    <meta:editing-cycles>1</meta:editing-cycles>
    <meta:document-statistic meta:table-count="0" meta:image-count="0" meta:object-count="0" meta:page-count="2" meta:paragraph-count="47" meta:word-count="313" meta:character-count="1998" meta:non-whitespace-character-count="1685"/>
    <meta:generator>LibreOffice/4.2.7.2$Linux_X86_64 LibreOffice_project/420m0$Build-2</meta:generator>
  </office:meta>
</office:document-meta>
</file>